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style:text-autospace="none">
        <style:tab-stops>
          <style:tab-stop style:position="0.933cm"/>
        </style:tab-stops>
      </style:paragraph-properties>
      <style:text-properties fo:font-style="italic" officeooo:paragraph-rsid="0003499e" style:font-style-asian="italic" style:font-style-complex="italic"/>
    </style:style>
    <style:style style:name="P3" style:family="paragraph" style:parent-style-name="Standard">
      <style:text-properties fo:font-style="normal" officeooo:rsid="0003499e" officeooo:paragraph-rsid="0003499e" style:font-style-asian="normal" style:font-style-complex="normal"/>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color="#007400" style:font-name="Menlo-Regular" fo:font-size="11pt" style:font-name-asian="Menlo-Regular" style:font-size-asian="11pt" style:font-name-complex="Menlo-Regular" style:font-size-complex="11pt"/>
    </style:style>
    <style:style style:name="T3" style:family="text">
      <style:text-properties officeooo:rsid="0005bb84"/>
    </style:style>
    <style:style style:name="T4" style:family="text">
      <style:text-properties officeooo:rsid="0006b2c7"/>
    </style:style>
    <style:style style:name="T5" style:family="text">
      <style:text-properties fo:font-style="italic" officeooo:rsid="0006b2c7" style:font-style-asian="italic" style:font-style-complex="italic"/>
    </style:style>
    <style:style style:name="T6" style:family="text">
      <style:text-properties officeooo:rsid="000826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éalisation <text:s/>par Alexandre TABOT</text:p>
      <text:p text:style-name="Standard"><text:tab/>Fonction réalisées :</text:p>
      <text:p text:style-name="Standard"><text:tab/><text:tab/>- ruzzleEcrireFichier</text:p>
      <text:p text:style-name="Standard"><text:tab/><text:tab/>- ruzzleDicoParCara</text:p>
      <text:p text:style-name="Standard"><text:tab/><text:tab/>- ruzzleDicoParMot</text:p>
      <text:p text:style-name="Standard"><text:tab/><text:tab/></text:p>
      <text:p text:style-name="Standard">Commentaire :</text:p>
      <text:p text:style-name="Standard"/>
      <text:p text:style-name="Standard"><text:tab/>J'ai réalisé les fonctions de manipulation de fichier pour chercher dans le fichier texte faisant office de dictionnaire si la combinaison de lettres évaluée durant la lecture de la matrice et d'écrire les mots valides trouvés. </text:p>
      <text:p text:style-name="Standard"/>
      <text:p text:style-name="Standard"><text:tab/>J'ai réalisé ruzzleEcricreFichier pour remplir l'objectif d'écrire dans un fichier</text:p>
      <text:p text:style-name="Standard">A l'intérieur de celle-ci j'ai mis le commentaire définissant son rôle, <text:span text:style-name="T3">comme pour toutes les autres fonctions que j'ai créées</text:span> :</text:p>
      <text:p text:style-name="P2"><text:span text:style-name="T1"><text:tab/></text:span><text:span text:style-name="T2">// Renvoie : la fonction écrit le mot passé en paramètre dans le fichier dont le nom est passé en paramètre</text:span></text:p>
      <text:p text:style-name="P1"/>
      <text:p text:style-name="P3"><text:tab/>J'ai directement utilisé le paramètre « a » de la fonction fprintf car j'avais déjà réalisé des fichiers texte de sauvegarde. <text:span text:style-name="T3">Ma 1e fonction de comparaison de mots dans le dictionnaire recherché dans tout le dictionnaire si le mot entier passé en paramètre existe dans le dictionnaire. Cette fonction utilisait les fonctions de manipulation et de comparaison de chaînes de caractères. Après discussion avec le groupe et notamment avec Keryann, qui était en charge de la conception de la fonction de recherche de mots dans la matrice grille, il est apparu opportun pour limiter les boucles de recherche et de consultation du dictionnaire d'ajouter de retour supplémentaire à la fonction. Cette nouvelle fonction devait définir si le tableau de caractère passé en paramètre <text:s/>formait le début de mots, un mot entier, ou un mot entier et le début d' autres mots dans le dictionnaire ou pas. Au vu des contraintes de recherche, la taille maximale d'un mot était de 4 caractères.lors de la création de cette fonction, j'ai rencontré des difficultés au niveau de la comparaison des caractères de fin de lignes. Je ne suis pas parvenu à débloquer cette fonction, même avec l'utilisation du débogueur en ligne de commande </text:span><text:span text:style-name="T5">gdb</text:span><text:span text:style-name="T4">. Pour contourner cette difficulté, j'ai repris ma première fonction de recherche opérationnelle, je l'ai transformé pour qu'elle retourne les 4 valeurs de retour attendues par la fonction de recherche de mots dans la grille de Keryann. Cette fonction s'appellelait au départ ruzzleDicoParMot et deviendra par commodité de nomenclature ; chercheDico. Son commentaire dès son début résume cela,.</text:span></text:p>
      <text:p text:style-name="P3"/>
      <text:p text:style-name="P3"><text:tab/><text:span text:style-name="T6">Les premiers tests unitaires ont été faits « à la main ». Dans le main d'une fonction test, j'ai appelé les fonctions testées avec les mots passés en paramètre suivant : abri, la, ab, aaaa. Je me suis également inspiré des matrices générées par les fonctions de Tristan. Ensuite, j'ai expérimenté l'utilisation des assertions par CUnit, qui s'est révélé être extrêmement long à comprendre pour moi est donc à nécessiter beaucoup de temps.. Ce fut également le cas pour l'utilisation de la plate-forme de partage de fichiers GitHub. J'ai passé plusieurs dizaines d'heures à résoudre mes problèmes de synchronisation avec les différents ordinateurs qui m'ont servi pour le projet Ruzzle.</text:span></text:p>
      <text:p text:style-name="P3"/>
      <text:p text:style-name="P3"/>
      <text:p text:style-name="P3"><text:tab/><text:span text:style-name="T6">Ce projet fut très intéressant pour ma part, mais je déplore le manque de temps pour l'appropriation des outils de collaboration et de débogage.nous avions plusieurs projets et connaissances à pratiquer l'entité en même temps. En ce qui concerne notre organisation en équipe, nous sommes parvenus assez tôt à nous mettre d'accord sur le découpage en fonction du programme. Nous avons aussi fixé de manière claire les paramètres qu'attend chaque fonction et les valeurs que chacune retourne. Je pense que notre répartition des tâches et fonctions à réaliser, a été juste, et cela s'est bien dérou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TABOT</meta:initial-creator>
    <meta:creation-date>2015-11-19T11:42:48</meta:creation-date>
    <dc:date>2015-11-22T20:53:57.026000000</dc:date>
    <meta:editing-duration>PT35M24S</meta:editing-duration>
    <meta:editing-cycles>3</meta:editing-cycles>
    <meta:generator>LibreOffice/4.4.6.3$Windows_x86 LibreOffice_project/e8938fd3328e95dcf59dd64e7facd2c7d67c704d</meta:generator>
    <meta:document-statistic meta:table-count="0" meta:image-count="0" meta:object-count="0" meta:page-count="1" meta:paragraph-count="14" meta:word-count="567" meta:character-count="3576" meta:non-whitespace-character-count="3004"/>
  </office:meta>
</office:document-meta>
</file>